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Courier 10 Pitch" fo:font-size="6pt" style:font-size-asian="6pt" style:font-size-complex="6pt"/>
    </style:style>
    <style:style style:name="T1" style:family="text">
      <style:text-properties style:font-name="Courier 10 Pitch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9.652cm" svg:height="17.225cm" svg:x="0.254cm" svg:y="0.317cm">
          <draw:text-box>
            <text:p text:style-name="P1"><text:span text:style-name="T1">#!/usr/bin/env python</text:span></text:p>
            <text:p text:style-name="P1"><text:span text:style-name="T1">"""nav.py, A minimal ROS node in Python.</text:span></text:p>
            <text:p text:style-name="P1"><text:span text:style-name="T1">"""</text:span></text:p>
            <text:p text:style-name="P1"><text:span text:style-name="T1">### This file is generated using ros node template, feel free to edit</text:span></text:p>
            <text:p text:style-name="P1"><text:span text:style-name="T1">### Please finish the TODO part</text:span></text:p>
            <text:p text:style-name="P1"><text:span text:style-name="T1"># <text:s/>Ros imports</text:span></text:p>
            <text:p text:style-name="P1"><text:span text:style-name="T1">import rospy</text:span></text:p>
            <text:p text:style-name="P1"><text:span text:style-name="T1">import roslib; roslib.load_manifest('$PKG$')</text:span></text:p>
            <text:p text:style-name="P1"><text:span text:style-name="T1"/></text:p>
            <text:p text:style-name="P1"><text:span text:style-name="T1">## message import format:</text:span></text:p>
            <text:p text:style-name="P1"><text:span text:style-name="T1">##from MY_PACKAGE_NAME.msg import MY_MESSAGE_NAME</text:span></text:p>
            <text:p text:style-name="P1"><text:span text:style-name="T1">#from <text:s text:c="2"/>$PKG$.msg import <text:s/>$MSG$</text:span></text:p>
            <text:p text:style-name="P1"><text:span text:style-name="T1"/></text:p>
            <text:p text:style-name="P1"><text:span text:style-name="T1">$IMPs$</text:span></text:p>
            <text:p text:style-name="P1"><text:span text:style-name="T1"/></text:p>
            <text:p text:style-name="P1"><text:span text:style-name="T1">##############################################################</text:span></text:p>
            <text:p text:style-name="P1"><text:span text:style-name="T1">## <text:s text:c="2"/>Message Callbacks</text:span></text:p>
            <text:p text:style-name="P1"><text:span text:style-name="T1">$MCBs$</text:span></text:p>
            <text:p text:style-name="P1"><text:span text:style-name="T1"/></text:p>
            <text:p text:style-name="P1"><text:span text:style-name="T1">##############################################################</text:span></text:p>
            <text:p text:style-name="P1"><text:span text:style-name="T1">## <text:s/>Service Callbacks</text:span></text:p>
            <text:p text:style-name="P1"><text:span text:style-name="T1">$SCBs$</text:span></text:p>
            <text:p text:style-name="P1"><text:span text:style-name="T1"/></text:p>
            <text:p text:style-name="P1"><text:span text:style-name="T1">##############################################################</text:span></text:p>
            <text:p text:style-name="P1"><text:span text:style-name="T1"># Main Program Code</text:span></text:p>
            <text:p text:style-name="P1"><text:span text:style-name="T1"># This is run once when the node is brought up (roslaunch or rosrun)</text:span></text:p>
            <text:p text:style-name="P1"><text:span text:style-name="T1">if __name__ == '__main__':</text:span></text:p>
            <text:p text:style-name="P1"><text:span text:style-name="T1"><text:s text:c="2"/></text:span><text:span text:style-name="T1">print "Hello world"</text:span></text:p>
            <text:p text:style-name="P1"><text:span text:style-name="T1"># get the node started first so that logging works from the get-go</text:span></text:p>
            <text:p text:style-name="P1"><text:span text:style-name="T1"><text:s text:c="2"/></text:span><text:span text:style-name="T1">rospy.init_node("$RNN$")</text:span></text:p>
            <text:p text:style-name="P1"><text:span text:style-name="T1"><text:s text:c="2"/></text:span><text:span text:style-name="T1">rospy.loginfo("Started template python node: $RNN$.")</text:span></text:p>
            <text:p text:style-name="P1"><text:span text:style-name="T1">##############################################################</text:span></text:p>
            <text:p text:style-name="P1"><text:span text:style-name="T1">## <text:s/>Service Advertisers</text:span></text:p>
            <text:p text:style-name="P1"><text:span text:style-name="T1"><text:s text:c="2"/></text:span><text:span text:style-name="T1">$SADs$</text:span></text:p>
            <text:p text:style-name="P1"><text:span text:style-name="T1"/></text:p>
            <text:p text:style-name="P1"><text:span text:style-name="T1">##############################################################</text:span></text:p>
            <text:p text:style-name="P1"><text:span text:style-name="T1">## <text:s/>Message Subscribers</text:span></text:p>
            <text:p text:style-name="P1"><text:span text:style-name="T1"><text:s text:c="2"/></text:span><text:span text:style-name="T1">$SUBs$</text:span></text:p>
            <text:p text:style-name="P1"><text:span text:style-name="T1"/></text:p>
            <text:p text:style-name="P1"><text:span text:style-name="T1">##############################################################</text:span></text:p>
            <text:p text:style-name="P1"><text:span text:style-name="T1">## <text:s/>Message Publishers</text:span></text:p>
            <text:p text:style-name="P1"><text:span text:style-name="T1"><text:s text:c="2"/></text:span><text:span text:style-name="T1">$PUBs$</text:span></text:p>
            <text:p text:style-name="P1"><text:span text:style-name="T1"/></text:p>
            <text:p text:style-name="P1"><text:span text:style-name="T1">##############################################################</text:span></text:p>
            <text:p text:style-name="P1"><text:span text:style-name="T1">## <text:s/>Service Client Inits</text:span></text:p>
            <text:p text:style-name="P1"><text:span text:style-name="T1"><text:s text:c="2"/></text:span><text:span text:style-name="T1">$SCIs$</text:span></text:p>
            <text:p text:style-name="P1"><text:span text:style-name="T1"/></text:p>
            <text:p text:style-name="P1"><text:span text:style-name="T1">############# Message Object for Publisher ####################</text:span></text:p>
            <text:p text:style-name="P1"><text:span text:style-name="T1"><text:s text:c="2"/></text:span><text:span text:style-name="T1">$MOBs$</text:span></text:p>
            <text:p text:style-name="P1"><text:span text:style-name="T1"><text:s text:c="2"/></text:span><text:span text:style-name="T1">$MSVs$</text:span></text:p>
            <text:p text:style-name="P1"><text:span text:style-name="T1"/></text:p>
            <text:p text:style-name="P1"><text:span text:style-name="T1">############# Service Object for client ####################</text:span></text:p>
            <text:p text:style-name="P1"><text:span text:style-name="T1"><text:s text:c="2"/></text:span><text:span text:style-name="T1">$SROs$</text:span></text:p>
            <text:p text:style-name="P1"><text:span text:style-name="T1"/></text:p>
            <text:p text:style-name="P1"><text:span text:style-name="T1">##############################################################</text:span></text:p>
            <text:p text:style-name="P1"><text:span text:style-name="T1">## <text:s/>Main loop start</text:span></text:p>
            <text:p text:style-name="P1"><text:span text:style-name="T1"><text:s text:c="2"/></text:span><text:span text:style-name="T1">while not rospy.is_shutdown():</text:span></text:p>
            <text:p text:style-name="P1"><text:span text:style-name="T1">##############################################################</text:span></text:p>
            <text:p text:style-name="P1"><text:span text:style-name="T1">## <text:s/>Message Publications</text:span></text:p>
            <text:p text:style-name="P1"><text:span text:style-name="T1"><text:s text:c="4"/></text:span><text:span text:style-name="T1">$PBLs$</text:span></text:p>
            <text:p text:style-name="P1"><text:span text:style-name="T1">##############################################################</text:span></text:p>
            <text:p text:style-name="P1"><text:span text:style-name="T1">## <text:s/>Service Client Calls</text:span></text:p>
            <text:p text:style-name="P1"><text:span text:style-name="T1"><text:s text:c="4"/></text:span><text:span text:style-name="T1">$SVVs$</text:span></text:p>
            <text:p text:style-name="P1"><text:span text:style-name="T1"><text:s text:c="4"/></text:span><text:span text:style-name="T1">$SCCs$</text:span></text:p>
            <text:p text:style-name="P1"><text:span text:style-name="T1"><text:s text:c="4"/></text:span><text:span text:style-name="T1">rospy.loginfo("$RNN$: main loop")</text:span></text:p>
            <text:p text:style-name="P1"><text:span text:style-name="T1"><text:s text:c="4"/></text:span><text:span text:style-name="T1">rospy.sleep(2)</text:span></text:p>
            <text:p text:style-name="P1"><text:span text:style-name="T1">###############################################################</text:span></text:p>
            <text:p text:style-name="P1"><text:span text:style-name="T1">#</text:span></text:p>
            <text:p text:style-name="P1"><text:span text:style-name="T1"># end of main wile loop</text:span></text:p>
          </draw:text-box>
        </draw:frame>
        <draw:frame draw:style-name="gr2" draw:text-style-name="P1" draw:layer="layout" svg:width="9.519cm" svg:height="17.717cm" svg:x="9.398cm" svg:y="0.317cm">
          <draw:text-box>
            <text:p><text:span text:style-name="T1">#!/usr/bin/env python</text:span></text:p>
            <text:p><text:span text:style-name="T1">"""nav.py, A minimal ROS node in Python.</text:span></text:p>
            <text:p><text:span text:style-name="T1">"""</text:span></text:p>
            <text:p><text:span text:style-name="T1">### This file is generated using ros node template, feel free to edit</text:span></text:p>
            <text:p><text:span text:style-name="T1">### Please finish the TODO part</text:span></text:p>
            <text:p><text:span text:style-name="T1"># <text:s/>Ros imports</text:span></text:p>
            <text:p><text:span text:style-name="T1">import rospy</text:span></text:p>
            <text:p><text:span text:style-name="T1">import roslib; roslib.load_manifest('test2')</text:span></text:p>
            <text:p><text:span text:style-name="T1"/></text:p>
            <text:p><text:span text:style-name="T1">## message import format:</text:span></text:p>
            <text:p><text:span text:style-name="T1">##from MY_PACKAGE_NAME.msg import MY_MESSAGE_NAME</text:span></text:p>
            <text:p><text:span text:style-name="T1">#from <text:s text:c="2"/>test2.msg import <text:s/>String</text:span></text:p>
            <text:p><text:span text:style-name="T1">from test2.msg import String</text:span></text:p>
            <text:p><text:span text:style-name="T1">from test2.srv import bh_service</text:span></text:p>
            <text:p><text:span text:style-name="T1"/></text:p>
            <text:p><text:span text:style-name="T1">##############################################################</text:span></text:p>
            <text:p><text:span text:style-name="T1">## <text:s text:c="2"/>Message Callbacks</text:span></text:p>
            <text:p><text:span text:style-name="T1"/></text:p>
            <text:p><text:span text:style-name="T1">##############################################################</text:span></text:p>
            <text:p><text:span text:style-name="T1">## <text:s/>Service Callbacks</text:span></text:p>
            <text:p><text:span text:style-name="T1"/></text:p>
            <text:p><text:span text:style-name="T1">##############################################################</text:span></text:p>
            <text:p><text:span text:style-name="T1"># Main Program Code</text:span></text:p>
            <text:p><text:span text:style-name="T1"># This is run once when the node is brought up (roslaunch or rosrun)</text:span></text:p>
            <text:p><text:span text:style-name="T1">if __name__ == '__main__':</text:span></text:p>
            <text:p><text:span text:style-name="T1"><text:s text:c="2"/></text:span><text:span text:style-name="T1">print "Hello world"</text:span></text:p>
            <text:p><text:span text:style-name="T1"># get the node started first so that logging works from the get-go</text:span></text:p>
            <text:p><text:span text:style-name="T1"><text:s text:c="2"/></text:span><text:span text:style-name="T1">rospy.init_node("icra_2015_node")</text:span></text:p>
            <text:p><text:span text:style-name="T1"><text:s text:c="2"/></text:span><text:span text:style-name="T1">rospy.loginfo("Started template python node: icra_2015_node.")</text:span></text:p>
            <text:p><text:span text:style-name="T1">##############################################################</text:span></text:p>
            <text:p><text:span text:style-name="T1">## <text:s/>Service Advertisers</text:span></text:p>
            <text:p><text:span text:style-name="T1"><text:s/></text:span></text:p>
            <text:p><text:span text:style-name="T1">##############################################################</text:span></text:p>
            <text:p><text:span text:style-name="T1">## <text:s/>Message Subscribers</text:span></text:p>
            <text:p><text:span text:style-name="T1"/></text:p>
            <text:p><text:span text:style-name="T1">##############################################################</text:span></text:p>
            <text:p><text:span text:style-name="T1">## <text:s/>Message Publishers</text:span></text:p>
            <text:p><text:span text:style-name="T1"><text:s text:c="2"/></text:span><text:span text:style-name="T1">String_pub1 <text:s/>= rospy.Publisher("icra_2015_tpc",String)</text:span></text:p>
            <text:p><text:span text:style-name="T1"><text:s text:c="2"/></text:span></text:p>
            <text:p><text:span text:style-name="T1">##############################################################</text:span></text:p>
            <text:p><text:span text:style-name="T1">## <text:s/>Service Client Inits</text:span></text:p>
            <text:p><text:span text:style-name="T1"><text:s text:c="2"/></text:span><text:span text:style-name="T1">rospy.wait_for_service("example_serv_2015")</text:span></text:p>
            <text:p><text:span text:style-name="T1"><text:s text:c="2"/></text:span><text:span text:style-name="T1">bh_service_cli1 = rospy.ServiceProxy("example_serv_2015", bh_service)</text:span></text:p>
            <text:p><text:span text:style-name="T1"/></text:p>
            <text:p><text:span text:style-name="T1">############# Message Object for Publisher ####################</text:span></text:p>
            <text:p><text:span text:style-name="T1"><text:s text:c="2"/></text:span><text:span text:style-name="T1">String_obj1 = String()</text:span></text:p>
            <text:p><text:span text:style-name="T1"/></text:p>
            <text:p><text:span text:style-name="T1">############# Service Object for client ####################</text:span></text:p>
            <text:p><text:span text:style-name="T1"><text:s text:c="2"/></text:span><text:span text:style-name="T1">bh_service_obj1 = bh_service()</text:span></text:p>
            <text:p><text:span text:style-name="T1"><text:s text:c="2"/></text:span></text:p>
            <text:p><text:span text:style-name="T1"><text:s text:c="2"/></text:span></text:p>
            <text:p><text:span text:style-name="T1">##############################################################</text:span></text:p>
            <text:p><text:span text:style-name="T1">## <text:s/>Main loop start</text:span></text:p>
            <text:p><text:span text:style-name="T1"><text:s text:c="2"/></text:span><text:span text:style-name="T1">while not rospy.is_shutdown():</text:span></text:p>
            <text:p><text:span text:style-name="T1">##############################################################</text:span></text:p>
            <text:p><text:span text:style-name="T1">## <text:s/>Message Publications</text:span></text:p>
            <text:p><text:span text:style-name="T1"><text:s text:c="4"/></text:span><text:span text:style-name="T1">String_pub1.publish(String_obj1)</text:span></text:p>
            <text:p><text:span text:style-name="T1"><text:s text:c="4"/></text:span></text:p>
            <text:p><text:span text:style-name="T1">##############################################################</text:span></text:p>
            <text:p><text:span text:style-name="T1">## <text:s/>Service Client Calls</text:span></text:p>
            <text:p><text:span text:style-name="T1"><text:s text:c="4"/></text:span><text:span text:style-name="T1">bh_service_obj1.rng.py = 0</text:span></text:p>
            <text:p><text:span text:style-name="T1"><text:s text:c="4"/></text:span><text:span text:style-name="T1">bh_service_obj1.rng.py = 0</text:span></text:p>
            <text:p><text:span text:style-name="T1"><text:s text:c="4"/></text:span><text:span text:style-name="T1">try:</text:span></text:p>
            <text:p><text:span text:style-name="T1"><text:s text:c="6"/></text:span><text:span text:style-name="T1">result = bh_service_cli1(bh_service_obj1.rng.py)</text:span></text:p>
            <text:p><text:span text:style-name="T1"><text:s text:c="6"/></text:span><text:span text:style-name="T1">print(result)</text:span></text:p>
            <text:p><text:span text:style-name="T1"><text:s text:c="4"/></text:span><text:span text:style-name="T1">except:print("Something wrong with client call example_serv_2015")</text:span></text:p>
            <text:p><text:span text:style-name="T1"><text:s text:c="4"/></text:span><text:span text:style-name="T1">rospy.loginfo("icra_2015_node: main loop")</text:span></text:p>
            <text:p><text:span text:style-name="T1"><text:s text:c="4"/></text:span><text:span text:style-name="T1">rospy.sleep(2)</text:span></text:p>
            <text:p><text:span text:style-name="T1">###############################################################</text:span></text:p>
            <text:p><text:span text:style-name="T1">#</text:span></text:p>
            <text:p><text:span text:style-name="T1"># end of main wile lo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5:04:42.821936606</meta:creation-date>
    <dc:date>2014-08-26T15:11:59.634214047</dc:date>
    <meta:editing-duration>P0D</meta:editing-duration>
    <meta:editing-cycles>1</meta:editing-cycles>
    <meta:document-statistic meta:object-count="25"/>
    <meta:generator>LibreOffice/4.2.4.2$Linux_x86 LibreOffice_project/420m0$Build-2</meta:generator>
  </office:meta>
</office:document-meta>
</file>